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451c" officeooo:paragraph-rsid="000a451c"/>
    </style:style>
    <style:style style:name="P2" style:family="paragraph" style:parent-style-name="Standard">
      <style:text-properties officeooo:rsid="000b586d" officeooo:paragraph-rsid="000b586d"/>
    </style:style>
    <style:style style:name="P3" style:family="paragraph" style:parent-style-name="Standard">
      <style:text-properties officeooo:rsid="000dcb41" officeooo:paragraph-rsid="000dcb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e 1) Projeto Conceitual da Base de Dados</text:p>
      <text:p text:style-name="P2"/>
      <text:p text:style-name="P2">Documento PDF: Documento com Descriçao em Português do UdD, onde conste claramento a URL do site que serviu como inspiração.</text:p>
      <text:p text:style-name="P2"/>
      <text:p text:style-name="P3">URL do site que serviu de inspiração:</text:p>
      <text:p text:style-name="P2"><text:a xlink:type="simple" xlink:href="https://www.hcpa.edu.br/institucional/tecnologia-da-informacao/institucional-sistema-aghuse" text:style-name="Internet_20_link" text:visited-style-name="Visited_20_Internet_20_Link">https://www.hcpa.edu.br/institucional/tecnologia-da-informacao/institucional-sistema-aghuse</text:a></text:p>
      <text:p text:style-name="P2"/>
      <text:p text:style-name="P2"/>
      <text:p text:style-name="P2">Será considerada a qualidade da descrição do Universo de Discurso (UdD) e da modelagem realizada. O UdD deve ser completo e coerente, e devem ficar evidentes os requisitos informacionais a serem atendidos pelo SI.</text:p>
      <text:p text:style-name="P2">Em particular devem ser esclarecidos de forma precisa o objetivo do SI (e.g. “gerenciar o acervo de uma biblioteca, o conjunto de usuários, e os empréstimos e reservas de obras”), e as principais funcionalidades que devem ser atendidas (e.g. “informar a relação dos usuários, informar por usuário a relação de obras por ele correntemente emprestadas, permitir o cadastramento de novos usuários”, etc) para que possam ser verificada a importância das informações.</text:p>
      <text:p text:style-name="P2"/>
      <text:p text:style-name="P2">Sugere-se simplificar realidades muito complexas, selecionando alguma parte, e estabelecendo simplificações.</text:p>
      <text:p text:style-name="P2">Não é necessária uma complexidade acima da solicitada. Priorize correção sobre quantidade/complexidade.</text:p>
      <text:p text:style-name="P2"/>
      <text:p text:style-name="P2">O UdD deverá ser bem descrito em português, ficando claras todas as restrições existentes, e características dos atributos. Deve ser possível verificar a correção de todos os aspectos da modelagem a partir desta descrição, bem como verificar se a base de dados atende os objetivos e funcionalidades especificadas. A descrição do Universo de Discurso, além de ser completa, deve ser concisa, objetiva e sem redundâncias ou conflitos. Serão desconsiderados enunciados que são meras descrições em português de um esquema desenvolvido, não possuindo as propriedades acima descritas.</text:p>
      <text:p text:style-name="P2"/>
      <text:p text:style-name="P2">A importância de cada entidade/relacionamento descrito na modelagem conceitual deve ficar bem</text:p>
      <text:p text:style-name="P2">caracterizada na descrição do UdD, através da especificação coerente das funcionalidades e requisitos informacionais 1 .</text:p>
      <text:p text:style-name="P2"/>
      <text:p text:style-name="P2">Serão desconsideradas todas as entidades/ relacionamentos cuja única razão de ser é atingir os requisitos quantitativos acima estabelecidos. Tal observação é particularmente importante para hierarquias de especializações irrelevantes, e uso de entidades/relacionamentos que poderiam ter sido modelados por atributos opcionais ou repetitiv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1:19:06.472241231</meta:creation-date>
    <dc:date>2018-11-29T13:42:57.781016609</dc:date>
    <meta:editing-duration>PT12M32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12" meta:word-count="320" meta:character-count="2314" meta:non-whitespace-character-count="2006"/>
  </office:meta>
</office:document-meta>
</file>